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2.0917in"/>
    </style:style>
    <style:style style:name="co5" style:family="table-column">
      <style:table-column-properties fo:break-before="auto" style:column-width="0.5429in"/>
    </style:style>
    <style:style style:name="co6" style:family="table-column">
      <style:table-column-properties fo:break-before="auto" style:column-width="3.2228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2.460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2693in"/>
    </style:style>
    <style:style style:name="co11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  <style:style style:name="ce2" style:family="table-cell" style:parent-style-name="Default" style:data-style-name="N81"/>
    <style:style style:name="ce8" style:family="table-cell" style:parent-style-name="Default" style:data-style-name="N123"/>
    <style:style style:name="ce4" style:family="table-cell" style:parent-style-name="Default" style:data-style-name="N127"/>
    <style:style style:name="ce9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Χαρακτηρισμός της τροφοδοσία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Ισοζύγια μάζας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Ροή μάζας κυτταρίνης (tn/y)</text:p>
          </table:table-cell>
          <table:table-cell table:formula="of:=[.B3]*[.B6]" office:value-type="float" office:value="74000" calcext:value-type="float">
            <text:p>74000</text:p>
          </table:table-cell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>
            <text:p>Ροή μάζας ημικυτταρίνης (tn/y)</text:p>
          </table:table-cell>
          <table:table-cell table:formula="of:=[.B3]*[.B9]" office:value-type="float" office:value="53000" calcext:value-type="float">
            <text:p>53000</text:p>
          </table:table-cell>
        </table:table-row>
        <table:table-row table:style-name="ro1">
          <table:table-cell office:value-type="string" calcext:value-type="string">
            <text:p>Σύσταση σε κυτταρίνη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koutsomitopoulou2014</text:p>
          </table:table-cell>
          <table:table-cell office:value-type="string" calcext:value-type="string">
            <text:p>Ροή μάζας λιγνίνης (tn/y)</text:p>
          </table:table-cell>
          <table:table-cell table:formula="of:=[.B3]*[.B12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4:.B5])" office:value-type="float" office:value="0.37" calcext:value-type="float">
            <text:p>0.37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ημικυτταρίνη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7:.B8])" office:value-type="float" office:value="0.265" calcext:value-type="float">
            <text:p>0.26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λιγνίνη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0.242" office:value-type="float" office:value="0.242" calcext:value-type="float">
            <text:p>0.242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υγρασία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0.09" office:value-type="float" office:value="0.09" calcext:value-type="float">
            <text:p>0.09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</text:p>
          </table:table-cell>
          <table:table-cell table:formula="of:=SUM([.B6];[.B9];[.B12];[.B16];[.B17])" office:value-type="float" office:value="0.99" calcext:value-type="float">
            <text:p>0.99</text:p>
          </table:table-cell>
          <table:table-cell office:value-type="string" calcext:value-type="string">
            <text:p>Το υπόλοιπο είναι trace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+ trace elements</text:p>
          </table:table-cell>
          <table:table-cell table:formula="of:=[.B18]+[.B39]" office:value-type="float" office:value="0.999181" calcext:value-type="float">
            <text:p>0.9991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Στοιχειακή ανάλυσ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AVERAGE([.B22:.B23])" office:value-type="float" office:value="0.4775" calcext:value-type="float">
            <text:p>0.477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0.004" calcext:value-type="float">
            <text:p>4.0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.0034" calcext:value-type="float">
            <text:p>3.4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mg/kg)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tn)</text:p>
          </table:table-cell>
          <table:table-cell table:formula="of:=([.B29]*[.B3]*1000)/10^9" office:value-type="float" office:value="247.2" calcext:value-type="float">
            <text:p>24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%)</text:p>
          </table:table-cell>
          <table:table-cell table:formula="of:=[.B30]/[.B3]" office:value-type="float" office:value="0.001236" calcext:value-type="float">
            <text:p>0.00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mg/kg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 (tn)</text:p>
          </table:table-cell>
          <table:table-cell table:formula="of:=([.B3]*[.B32]*1000)/10^9" office:value-type="float" office:value="92.6" calcext:value-type="float">
            <text:p>9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%)</text:p>
          </table:table-cell>
          <table:table-cell table:formula="of:=[.B33]/[.B3]" office:value-type="float" office:value="0.000463" calcext:value-type="float">
            <text:p>0.00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mg/kg)</text:p>
          </table:table-cell>
          <table:table-cell table:formula="of:=4*AVERAGE(12; 29)" office:value-type="float" office:value="82" calcext:value-type="float">
            <text:p>82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metals (tn)</text:p>
          </table:table-cell>
          <table:table-cell table:formula="of:=([.B35]*[.B3]*1000)/10^9" office:value-type="float" office:value="16.4" calcext:value-type="float">
            <text:p>1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%)</text:p>
          </table:table-cell>
          <table:table-cell table:formula="of:=[.B36]/[.B3]"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];[.B25:.B28];[.B31];[.B34];[.B37])" office:value-type="float" office:value="0.860681" calcext:value-type="float">
            <text:p>0.860681</text:p>
          </table:table-cell>
          <table:table-cell office:value-type="string" calcext:value-type="string">
            <text:p>η στοιχειακή ανάλυση είναι μάλλον ελιππή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 Elements</text:p>
          </table:table-cell>
          <table:table-cell table:style-name="ce2" table:formula="of:=SUM([.B27:.B28];[.B31];[.B34];[.B37])" office:value-type="float" office:value="0.009181" calcext:value-type="float">
            <text:p>9.18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, Cl, Fe, Al)</text:p>
          </table:table-cell>
          <table:table-cell table:number-columns-repeated="4"/>
        </table:table-row>
      </table:table>
      <table:table table:name="Steam explosion yields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Απόδοση της έκρηξης ατμο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υνθήκες</text:p>
          </table:table-cell>
          <table:table-cell office:value-type="string" calcext:value-type="string">
            <text:p>T = 232 C, t = 2 min</text:p>
          </table:table-cell>
          <table:table-cell office:value-type="string" calcext:value-type="string">
            <text:p>Ro = 4.22</text:p>
          </table:table-cell>
          <table:table-cell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κυτταρίνης (tn/y)</text:p>
          </table:table-cell>
          <table:table-cell office:value-type="float" office:value="74000" calcext:value-type="float">
            <text:p>7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ημικυτταρίνης (tn/y)</text:p>
          </table:table-cell>
          <table:table-cell office:value-type="float" office:value="53000" calcext:value-type="float">
            <text:p>5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λιγνίνης (tn/y)</text:p>
          </table:table-cell>
          <table:table-cell office:value-type="float" office:value="48400" calcext:value-type="float">
            <text:p>4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στη βιομάζα</text:p>
          </table:table-cell>
          <table:table-cell table:formula="of:=[.B5]+[.B7]" office:value-type="float" office:value="122400" calcext:value-type="float">
            <text:p>12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Νερό στη βιομάζα (tn/y)</text:p>
          </table:table-cell>
          <table:table-cell table:formula="of:=0.09*[.B4]" office:value-type="float" office:value="18000" calcext:value-type="float">
            <text:p>1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η βιομάζα (tn/y)</text:p>
          </table:table-cell>
          <table:table-cell table:formula="of:=0.004*[.B4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Δεδομένα από Fernandez-bolanos2001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Υδατοδιαλυτή φάση</text:p>
          </table:table-cell>
          <table:table-cell office:value-type="float" office:value="0.255" calcext:value-type="float">
            <text:p>0.255</text:p>
          </table:table-cell>
          <table:table-cell table:formula="of:=[.B13]*[.$B$4]" office:value-type="float" office:value="51000" calcext:value-type="float">
            <text:p>51000</text:p>
          </table:table-cell>
          <table:table-cell/>
        </table:table-row>
        <table:table-row table:style-name="ro1">
          <table:table-cell office:value-type="string" calcext:value-type="string">
            <text:p>Μη υδατοδιαλυτή φάση</text:p>
          </table:table-cell>
          <table:table-cell office:value-type="float" office:value="0.529" calcext:value-type="float">
            <text:p>0.529</text:p>
          </table:table-cell>
          <table:table-cell table:formula="of:=[.B14]*[.$B$4]" office:value-type="float" office:value="105800" calcext:value-type="float">
            <text:p>105800</text:p>
          </table:table-cell>
          <table:table-cell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float" office:value="0.377" calcext:value-type="float">
            <text:p>0.377</text:p>
          </table:table-cell>
          <table:table-cell table:formula="of:=[.B15]*[.$B$4]" office:value-type="float" office:value="75400" calcext:value-type="float">
            <text:p>75400</text:p>
          </table:table-cell>
          <table:table-cell/>
        </table:table-row>
        <table:table-row table:style-name="ro1">
          <table:table-cell office:value-type="string" calcext:value-type="string">
            <text:p>Κλάσμα λιγνίνης</text:p>
          </table:table-cell>
          <table:table-cell table:formula="of:=[.B14]-[.B15]" office:value-type="float" office:value="0.152" calcext:value-type="float">
            <text:p>0.152</text:p>
          </table:table-cell>
          <table:table-cell table:formula="of:=[.B16]*[.$B$4]" office:value-type="float" office:value="30400" calcext:value-type="float">
            <text:p>30400</text:p>
          </table:table-cell>
          <table:table-cell table:formula="of:=SUM([.C16]+[.B37])" office:value-type="float" office:value="45314.32" calcext:value-type="float">
            <text:p>45314.32</text:p>
          </table:table-cell>
        </table:table-row>
        <table:table-row table:style-name="ro1">
          <table:table-cell office:value-type="string" calcext:value-type="string">
            <text:p>Ποσόστο ανάκτησης λιγνίνης</text:p>
          </table:table-cell>
          <table:table-cell table:formula="of:=[.C16]/[.B7]" office:value-type="float" office:value="0.628099173553719" calcext:value-type="float">
            <text:p>0.62809917355371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ύσταση υδατοδιαλυτούς φάσης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Ζάχαρες</text:p>
          </table:table-cell>
          <table:table-cell office:value-type="float" office:value="0.514" calcext:value-type="float">
            <text:p>0.514</text:p>
          </table:table-cell>
          <table:table-cell table:formula="of:=[.B20]*[.$C$13]" office:value-type="float" office:value="26214" calcext:value-type="float">
            <text:p>26214</text:p>
          </table:table-cell>
          <table:table-cell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428" calcext:value-type="float">
            <text:p>0.0428</text:p>
          </table:table-cell>
          <table:table-cell table:formula="of:=[.B21]*[.$C$13]" office:value-type="float" office:value="2182.8" calcext:value-type="float">
            <text:p>2182.8</text:p>
          </table:table-cell>
          <table:table-cell/>
        </table:table-row>
        <table:table-row table:style-name="ro1">
          <table:table-cell office:value-type="string" calcext:value-type="string">
            <text:p>Φαινόλες</text:p>
          </table:table-cell>
          <table:table-cell office:value-type="float" office:value="0.0252" calcext:value-type="float">
            <text:p>0.0252</text:p>
          </table:table-cell>
          <table:table-cell table:formula="of:=[.B22]*[.$C$13]" office:value-type="float" office:value="1285.2" calcext:value-type="float">
            <text:p>1285.2</text:p>
          </table:table-cell>
          <table:table-cell/>
        </table:table-row>
        <table:table-row table:style-name="ro1">
          <table:table-cell office:value-type="string" calcext:value-type="string">
            <text:p>Ουρονικά οξέα</text:p>
          </table:table-cell>
          <table:table-cell office:value-type="float" office:value="0.0151" calcext:value-type="float">
            <text:p>0.0151</text:p>
          </table:table-cell>
          <table:table-cell table:formula="of:=[.B23]*[.$C$13]" office:value-type="float" office:value="770.1" calcext:value-type="float">
            <text:p>770.1</text:p>
          </table:table-cell>
          <table:table-cell/>
        </table:table-row>
        <table:table-row table:style-name="ro1">
          <table:table-cell office:value-type="string" calcext:value-type="string">
            <text:p>Άλλα</text:p>
          </table:table-cell>
          <table:table-cell table:formula="of:=1-[.B25]" office:value-type="float" office:value="0.4029" calcext:value-type="float">
            <text:p>0.4029</text:p>
          </table:table-cell>
          <table:table-cell table:formula="of:=[.B24]*[.$C$13]" office:value-type="float" office:value="20547.9" calcext:value-type="float">
            <text:p>20547.9</text:p>
          </table:table-cell>
          <table:table-cell/>
        </table:table-row>
        <table:table-row table:style-name="ro1">
          <table:table-cell office:value-type="string" calcext:value-type="string">
            <text:p>Όλα εκτός από τις φαινόλες προέρχονται</text:p>
          </table:table-cell>
          <table:table-cell table:formula="of:=SUM([.B20:.B23])" office:value-type="float" office:value="0.5971" calcext:value-type="float">
            <text:p>0.5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ό την ημικυτταρίν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οσοστό ανάκτησης ημικυτταρίνης</text:p>
          </table:table-cell>
          <table:table-cell table:formula="of:=([.C13]-[.C22])/[.B6]" office:value-type="float" office:value="0.938015094339623" calcext:value-type="float">
            <text:p>0.9380150943396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ή βιομάζα που ανακτήθηκε</text:p>
          </table:table-cell>
          <table:table-cell table:formula="of:=SUM([.C13:.C14])" office:value-type="float" office:value="156800" calcext:value-type="float">
            <text:p>156800</text:p>
          </table:table-cell>
          <table:table-cell table:formula="of:=[.B4]-[.B30]" office:value-type="float" office:value="43200" calcext:value-type="float">
            <text:p>43200</text:p>
          </table:table-cell>
          <table:table-cell/>
        </table:table-row>
        <table:table-row table:style-name="ro1">
          <table:table-cell office:value-type="string" calcext:value-type="string">
            <text:p>Βιομάζα που καταστράφηκε</text:p>
          </table:table-cell>
          <table:table-cell table:formula="of:=[.B4]-[.B30]"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Ημικυτταρίνη που δύναται να καταστράφηκε</text:p>
          </table:table-cell>
          <table:table-cell table:formula="of:=[.B6]-([.C13]-[.C22])" office:value-type="float" office:value="3285.2" calcext:value-type="float">
            <text:p>328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που καταστράφηκαν</text:p>
          </table:table-cell>
          <table:table-cell table:formula="of:=[.B8]-([.C14]+[.C22])" office:value-type="float" office:value="15314.8" calcext:value-type="float">
            <text:p>153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διασπάστηκε</text:p>
          </table:table-cell>
          <table:table-cell table:formula="of:=[.B7]*0.0372" office:value-type="float" office:value="1800.48" calcext:value-type="float">
            <text:p>180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που διασπάστηκε</text:p>
          </table:table-cell>
          <table:table-cell table:formula="of:=[.B33]-[.B34]" office:value-type="float" office:value="13514.32" calcext:value-type="float">
            <text:p>135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στην στερεή φάση</text:p>
          </table:table-cell>
          <table:table-cell table:formula="of:=[.B5]-[.B35]"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στην στερεή φάση</text:p>
          </table:table-cell>
          <table:table-cell table:formula="of:=[.B7]-([.C16]+[.C22]+[.B34])" office:value-type="float" office:value="14914.32" calcext:value-type="float">
            <text:p>149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στερεής φάσης</text:p>
          </table:table-cell>
          <table:table-cell table:formula="of:=[.B36]+[.B37]" office:value-type="float" office:value="75400" calcext:value-type="float">
            <text:p>75400</text:p>
          </table:table-cell>
          <table:table-cell office:value-type="string" calcext:value-type="string">
            <text:p>Επαλήθευσ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νάκτηση κυτταρίνης</text:p>
          </table:table-cell>
          <table:table-cell table:formula="of:=[.B36]/[.B5]" office:value-type="float" office:value="0.817374054054054" calcext:value-type="float">
            <text:p>0.817374054054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Ποσοστό λιγνίνης στην κυτταρινική φάση</text:p>
          </table:table-cell>
          <table:table-cell table:formula="of:=[.B37]/[.B38]" office:value-type="float" office:value="0.197802652519894" calcext:value-type="float">
            <text:p>0.197802652519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% dry substrate)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tn/y)</text:p>
          </table:table-cell>
          <table:table-cell table:formula="of:=[.C14]*[.B42]"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που υπάρχει στην κυτταρίνη (tn/y)</text:p>
          </table:table-cell>
          <table:table-cell table:formula="of:=0.02/100*[.B36]" office:value-type="float" office:value="12.097136" calcext:value-type="float">
            <text:p>12.09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που απελευθερώνεται στη διεργασία (tn/y)</text:p>
          </table:table-cell>
          <table:table-cell table:formula="of:=[.B10]-[.B44]" office:value-type="float" office:value="787.902864" calcext:value-type="float">
            <text:p>787.9028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ύσταση ημικυτταρινικών σακχάρων</text:p>
          </table:table-cell>
          <table:table-cell office:value-type="string" calcext:value-type="string">
            <text:p>(% της υδατοδιαλυτούς φάσης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Ξυλόζη</text:p>
          </table:table-cell>
          <table:table-cell office:value-type="float" office:value="0.457" calcext:value-type="float">
            <text:p>0.457</text:p>
          </table:table-cell>
          <table:table-cell table:formula="of:=[.B48]*[.$C$13]" office:value-type="float" office:value="23307" calcext:value-type="float">
            <text:p>23307</text:p>
          </table:table-cell>
          <table:table-cell/>
        </table:table-row>
        <table:table-row table:style-name="ro1">
          <table:table-cell office:value-type="string" calcext:value-type="string">
            <text:p>Αραβινόζη</text:p>
          </table:table-cell>
          <table:table-cell office:value-type="float" office:value="0.0222" calcext:value-type="float">
            <text:p>0.0222</text:p>
          </table:table-cell>
          <table:table-cell table:formula="of:=[.B49]*[.$C$13]" office:value-type="float" office:value="1132.2" calcext:value-type="float">
            <text:p>1132.2</text:p>
          </table:table-cell>
          <table:table-cell/>
        </table:table-row>
        <table:table-row table:style-name="ro1">
          <table:table-cell office:value-type="string" calcext:value-type="string">
            <text:p>Μανόζη</text:p>
          </table:table-cell>
          <table:table-cell table:style-name="ce2" office:value-type="float" office:value="0.009" calcext:value-type="float">
            <text:p>9.00E-03</text:p>
          </table:table-cell>
          <table:table-cell table:formula="of:=[.B50]*[.$C$13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Γαλακτόζη</text:p>
          </table:table-cell>
          <table:table-cell office:value-type="float" office:value="0.0118" calcext:value-type="float">
            <text:p>0.0118</text:p>
          </table:table-cell>
          <table:table-cell table:formula="of:=[.B51]*[.$C$13]" office:value-type="float" office:value="601.8" calcext:value-type="float">
            <text:p>601.8</text:p>
          </table:table-cell>
          <table:table-cell/>
        </table:table-row>
        <table:table-row table:style-name="ro1">
          <table:table-cell office:value-type="string" calcext:value-type="string">
            <text:p>Γλυκόζη</text:p>
          </table:table-cell>
          <table:table-cell office:value-type="float" office:value="0.0136" calcext:value-type="float">
            <text:p>0.0136</text:p>
          </table:table-cell>
          <table:table-cell table:formula="of:=[.B52]*[.$C$13]" office:value-type="float" office:value="693.6" calcext:value-type="float">
            <text:p>693.6</text:p>
          </table:table-cell>
          <table:table-cell/>
        </table:table-row>
        <table:table-row table:style-name="ro1">
          <table:table-cell table:number-columns-repeated="2"/>
          <table:table-cell table:formula="of:=SUM([.C49:.C52])" office:value-type="float" office:value="2886.6" calcext:value-type="float">
            <text:p>2886.6</text:p>
          </table:table-cell>
          <table:table-cell/>
        </table:table-row>
        <table:table-row table:style-name="ro1">
          <table:table-cell table:formula="of:=60485.7+45314.4+2182.8+23307+2886.6+1285.2+20547.9+43990.4" office:value-type="float" office:value="200000" calcext:value-type="float">
            <text:p>200000</text:p>
          </table:table-cell>
          <table:table-cell table:formula="of:=[.B4]-[.A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C30]+[.B54]" office:value-type="float" office:value="43200" calcext:value-type="float">
            <text:p>43200</text:p>
          </table:table-cell>
          <table:table-cell table:number-columns-repeated="2"/>
        </table:table-row>
      </table:table>
      <table:table table:name="Bioreactor mass balance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Ισοζύγιο μάζας στο βιοαντιδραστήρα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υτταρίνη (tn/y)</text:p>
          </table:table-cell>
          <table:table-cell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(tn/y)</text:p>
          </table:table-cell>
          <table:table-cell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ε κάθε b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Γλυκόζη (g/l)</text:p>
          </table:table-cell>
          <table:table-cell office:value-type="float" office:value="230.44" calcext:value-type="float">
            <text:p>23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 Steep liquor (g/l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Ουρ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(g/mol)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g/mol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% mass)</text:p>
          </table:table-cell>
          <table:table-cell table:formula="of:=[.B13]/[.B1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στο τέλος της αντίδρασης (g/l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15]*[.B14]" office:value-type="float" office:value="0.233333333333333" calcext:value-type="float">
            <text:p>0.2333333333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ogen content (%)</text:p>
          </table:table-cell>
          <table:table-cell office:value-type="float" office:value="0.0394" calcext:value-type="float">
            <text:p>0.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 στο τέλος της αντίδρασης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20]*[.B19]" office:value-type="float" office:value="0.0788" calcext:value-type="float">
            <text:p>0.07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Άζωτο του πυρηνόξυλου (tn)</text:p>
          </table:table-cell>
          <table:table-cell table:formula="of:=0.004*[.B4]" office:value-type="float" office:value="241.94272" calcext:value-type="float">
            <text:p>241.942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νολικό άζωτο (g/l)</text:p>
          </table:table-cell>
          <table:table-cell table:formula="of:=[.B21]+[.B16]" office:value-type="float" office:value="0.312133333333333" calcext:value-type="float">
            <text:p>0.3121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Όγκο αντιδραστήρα (m^3)</text:p>
          </table:table-cell>
          <table:table-cell office:value-type="float" office:value="1301.5" calcext:value-type="float">
            <text:p>130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άζωτο (tn/y)</text:p>
          </table:table-cell>
          <table:table-cell table:formula="of:=[.B25]*[.B26]*[.B27]/1000 + [.B23]" office:value-type="float" office:value="286.223047133333" calcext:value-type="float">
            <text:p>286.2230471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κλάσμα λιγνίνης</text:p>
          </table:table-cell>
          <table:table-cell office:value-type="float" office:value="30400" calcext:value-type="float">
            <text:p>3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μένει για καύση</text:p>
          </table:table-cell>
          <table:table-cell table:formula="of:=FLOOR([.B31]-[.B28])" office:value-type="float" office:value="30113" calcext:value-type="float">
            <text:p>3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ογόνος δύναμη λιγνίνης (MJ/kg)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ική ενέργεια καύσης (TJ/y)</text:p>
          </table:table-cell>
          <table:table-cell table:formula="of:=[.B32]*[.B33]/1000" office:value-type="float" office:value="707.6555" calcext:value-type="float">
            <text:p>707.6555</text:p>
          </table:table-cell>
          <table:table-cell table:number-columns-repeated="2"/>
        </table:table-row>
      </table:table>
      <table:table table:name="Mass Yields" table:style-name="ta1"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Total</text:p>
          </table:table-cell>
          <table:table-cell office:value-type="float" office:value="300000" calcext:value-type="float">
            <text:p>3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llul</text:p>
          </table:table-cell>
          <table:table-cell office:value-type="float" office:value="60485.7" calcext:value-type="float">
            <text:p>60485.7</text:p>
          </table:table-cell>
          <table:table-cell table:style-name="ce8" table:formula="of:=[.B2]/[.$B$1]" office:value-type="float" office:value="0.201619" calcext:value-type="float">
            <text:p>0.2016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nin</text:p>
          </table:table-cell>
          <table:table-cell office:value-type="float" office:value="45314.3" calcext:value-type="float">
            <text:p>45314.3</text:p>
          </table:table-cell>
          <table:table-cell table:style-name="ce8" table:formula="of:=[.B3]/[.$B$1]" office:value-type="float" office:value="0.151047666666667" calcext:value-type="float">
            <text:p>0.1510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l</text:p>
          </table:table-cell>
          <table:table-cell office:value-type="float" office:value="23307" calcext:value-type="float">
            <text:p>23307</text:p>
          </table:table-cell>
          <table:table-cell table:style-name="ce8" table:formula="of:=[.B4]/[.$B$1]" office:value-type="float" office:value="0.07769" calcext:value-type="float">
            <text:p>0.0776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bi</text:p>
          </table:table-cell>
          <table:table-cell office:value-type="float" office:value="2886.6" calcext:value-type="float">
            <text:p>2886.6</text:p>
          </table:table-cell>
          <table:table-cell table:style-name="ce8" table:formula="of:=[.B5]/[.$B$1]" office:value-type="float" office:value="0.009622" calcext:value-type="float">
            <text:p>0.00962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eno</text:p>
          </table:table-cell>
          <table:table-cell office:value-type="float" office:value="1285.2" calcext:value-type="float">
            <text:p>1285.2</text:p>
          </table:table-cell>
          <table:table-cell table:style-name="ce8" table:formula="of:=[.B6]/[.$B$1]" office:value-type="float" office:value="0.004284" calcext:value-type="float">
            <text:p>0.0042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</text:p>
          </table:table-cell>
          <table:table-cell table:formula="of:=20547.9+18000+100000" office:value-type="float" office:value="138547.9" calcext:value-type="float">
            <text:p>138547.9</text:p>
          </table:table-cell>
          <table:table-cell table:style-name="ce8" table:formula="of:=[.B7]/[.$B$1]" office:value-type="float" office:value="0.461826333333333" calcext:value-type="float">
            <text:p>0.4618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2</text:p>
          </table:table-cell>
          <table:table-cell table:formula="of:=43990.5-18000-[.B9]+2182.8" office:value-type="float" office:value="27385.397136" calcext:value-type="float">
            <text:p>27385.397136</text:p>
          </table:table-cell>
          <table:table-cell table:style-name="ce8" table:formula="of:=[.B8]/[.$B$1]" office:value-type="float" office:value="0.09128465712" calcext:value-type="float">
            <text:p>0.0912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87.902864" calcext:value-type="float">
            <text:p>787.902864</text:p>
          </table:table-cell>
          <table:table-cell table:style-name="ce4" table:formula="of:=[.B9]/[.$B$1]" office:value-type="float" office:value="0.00262634288" calcext:value-type="float">
            <text:p>0.0026263428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2:.C9]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3:42:33.711386869</meta:creation-date>
    <dc:date>2022-12-26T17:29:25.460960582</dc:date>
    <meta:editing-duration>PT10H5M59S</meta:editing-duration>
    <meta:editing-cycles>11</meta:editing-cycles>
    <meta:generator>LibreOffice/7.4.3.2$Linux_X86_64 LibreOffice_project/40$Build-2</meta:generator>
    <meta:document-statistic meta:table-count="4" meta:cell-count="288" meta:object-count="0"/>
  </office:meta>
</office:document-meta>
</file>